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1.667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" style:family="table-cell" style:parent-style-name="Default" style:data-style-name="N106"/>
    <style:style style:name="ce3" style:family="table-cell" style:parent-style-name="Default" style:data-style-name="N106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40">
      <style:table-cell-properties fo:background-color="#00ccff" style:cell-protect="none" style:print-content="true"/>
    </style:style>
    <style:style style:name="ce6" style:family="table-cell" style:parent-style-name="Default" style:data-style-name="N40"/>
    <style:style style:name="ce7" style:family="table-cell" style:parent-style-name="Default" style:data-style-name="N40">
      <style:table-cell-properties style:cell-protect="none" style:print-content="true"/>
    </style:style>
    <style:style style:name="ce8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0">
      <style:table-cell-properties style:cell-protect="none" style:print-content="true"/>
    </style:style>
    <style:style style:name="ce10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Zeitabrechnung" table:style-name="ta1" table:protected="true">
        <table:table-column table:style-name="co1" table:default-cell-style-name="ce2"/>
        <table:table-column table:style-name="co2" table:number-columns-repeated="3" table:default-cell-style-name="ce6"/>
        <table:table-column table:style-name="co3" table:default-cell-style-name="ce4"/>
        <table:table-column table:style-name="co4" table:default-cell-style-name="ce4"/>
        <table:table-column table:style-name="co5" table:number-columns-repeated="1017" table:default-cell-style-name="ce4"/>
        <table:table-column table:style-name="co6" table:default-cell-style-name="ce4"/>
        <table:table-row table:style-name="ro1">
          <table:table-cell table:style-name="ce1" office:value-type="string">
            <text:p>Zeitabrechnung SoPra Entwickler-Team</text:p>
          </table:table-cell>
          <table:table-cell table:style-name="ce4"/>
          <table:table-cell table:number-columns-repeated="2"/>
          <table:table-cell office:value-type="string">
            <text:p>Nummer:</text:p>
          </table:table-cell>
          <table:table-cell table:style-name="ce10" office:value-type="float" office:value="11">
            <text:p>1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Aimn Ahmed</text:p>
          </table:table-cell>
          <table:table-cell table:style-name="ce5" office:value-type="string">
            <text:p>Andrew Almaguer</text:p>
          </table:table-cell>
          <table:table-cell table:style-name="ce5" office:value-type="string">
            <text:p>Stefan Zindl</text:p>
          </table:table-cell>
          <table:table-cell table:number-columns-repeated="1020"/>
        </table:table-row>
        <table:table-row table:style-name="ro2">
          <table:table-cell office:value-type="string">
            <text:p>Datum</text:p>
          </table:table-cell>
          <table:table-cell office:value-type="string">
            <text:p>Entwickler 1</text:p>
          </table:table-cell>
          <table:table-cell office:value-type="string">
            <text:p>Entwickler 2</text:p>
          </table:table-cell>
          <table:table-cell office:value-type="string">
            <text:p>Entwickler 3</text:p>
          </table:table-cell>
          <table:table-cell table:number-columns-repeated="1020"/>
        </table:table-row>
        <table:table-row table:style-name="ro2">
          <table:table-cell office:value-type="date" office:date-value="2017-10-16">
            <text:p>Montag, 2017-10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7">
            <text:p>Dienstag, 2017-10-17</text:p>
          </table:table-cell>
          <table:table-cell table:number-columns-repeated="3" table:style-name="ce7" office:value-type="time" office:time-value="PT01H00M00S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7-10-18">
            <text:p>Mittwoch, 2017-10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9">
            <text:p>Donnerstag, 2017-10-19</text:p>
          </table:table-cell>
          <table:table-cell table:style-name="ce7" office:value-type="time" office:time-value="PT02H00M00S">
            <text:p>02:00</text:p>
          </table:table-cell>
          <table:table-cell table:style-name="ce7"/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0-20">
            <text:p>Freitag, 2017-10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1">
            <text:p>Samstag, 2017-10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2">
            <text:p>Sonntag, 2017-10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3">
            <text:p>Montag, 2017-10-23</text:p>
          </table:table-cell>
          <table:table-cell table:style-name="ce7"/>
          <table:table-cell table:number-columns-repeated="2" table:style-name="ce7" office:value-type="time" office:time-value="PT02H15M00S">
            <text:p>02:15</text:p>
          </table:table-cell>
          <table:table-cell table:number-columns-repeated="1020"/>
        </table:table-row>
        <table:table-row table:style-name="ro2">
          <table:table-cell office:value-type="date" office:date-value="2017-10-24">
            <text:p>Dienstag, 2017-10-24</text:p>
          </table:table-cell>
          <table:table-cell table:style-name="ce7" office:value-type="time" office:time-value="PT01H30M00S">
            <text:p>01:30</text:p>
          </table:table-cell>
          <table:table-cell table:style-name="ce7" office:value-type="time" office:time-value="PT00H45M00S">
            <text:p>00:4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0-25">
            <text:p>Mittwoch, 2017-10-25</text:p>
          </table:table-cell>
          <table:table-cell table:style-name="ce7" office:value-type="time" office:time-value="PT00H30M00S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6">
            <text:p>Donnerstag, 2017-10-26</text:p>
          </table:table-cell>
          <table:table-cell table:style-name="ce7" office:value-type="time" office:time-value="PT00H30M00S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7">
            <text:p>Freitag, 2017-10-27</text:p>
          </table:table-cell>
          <table:table-cell table:style-name="ce7" office:value-type="time" office:time-value="PT03H30M00S">
            <text:p>03:30</text:p>
          </table:table-cell>
          <table:table-cell table:style-name="ce7" office:value-type="time" office:time-value="PT01H30M00S">
            <text:p>01:30</text:p>
          </table:table-cell>
          <table:table-cell table:style-name="ce7" office:value-type="time" office:time-value="PT05H30M00S">
            <text:p>05:30</text:p>
          </table:table-cell>
          <table:table-cell table:number-columns-repeated="1020"/>
        </table:table-row>
        <table:table-row table:style-name="ro2">
          <table:table-cell office:value-type="date" office:date-value="2017-10-28">
            <text:p>Samstag, 2017-10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9">
            <text:p>Sonntag, 2017-10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30">
            <text:p>Montag, 2017-10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31">
            <text:p>Dienstag, 2017-10-31</text:p>
          </table:table-cell>
          <table:table-cell table:style-name="ce7" table:number-columns-repeated="2"/>
          <table:table-cell table:style-name="ce9"/>
          <table:table-cell table:number-columns-repeated="1020"/>
        </table:table-row>
        <table:table-row table:style-name="ro2">
          <table:table-cell office:value-type="date" office:date-value="2017-11-01">
            <text:p>Mittwoch, 2017-11-01</text:p>
          </table:table-cell>
          <table:table-cell table:style-name="ce7"/>
          <table:table-cell table:style-name="ce7" office:value-type="time" office:time-value="PT01H00M00S">
            <text:p>01:00</text:p>
          </table:table-cell>
          <table:table-cell table:style-name="ce9"/>
          <table:table-cell table:number-columns-repeated="1020"/>
        </table:table-row>
        <table:table-row table:style-name="ro2">
          <table:table-cell office:value-type="date" office:date-value="2017-11-02">
            <text:p>Donnerstag, 2017-11-02</text:p>
          </table:table-cell>
          <table:table-cell table:style-name="ce7"/>
          <table:table-cell table:style-name="ce7" office:value-type="time" office:time-value="PT03H00M00S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03">
            <text:p>Freitag, 2017-1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4">
            <text:p>Samstag, 2017-1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5">
            <text:p>Sonntag, 2017-1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6">
            <text:p>Montag, 2017-1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7">
            <text:p>Dienstag, 2017-11-07</text:p>
          </table:table-cell>
          <table:table-cell table:style-name="ce7" table:number-columns-repeated="2"/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08">
            <text:p>Mittwoch, 2017-11-08</text:p>
          </table:table-cell>
          <table:table-cell table:style-name="ce7" table:number-columns-repeated="2"/>
          <table:table-cell table:style-name="ce7" office:value-type="time" office:time-value="PT03H00M00S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09">
            <text:p>Donnerstag, 2017-11-09</text:p>
          </table:table-cell>
          <table:table-cell table:style-name="ce7" table:number-columns-repeated="2"/>
          <table:table-cell table:style-name="ce7" office:value-type="time" office:time-value="PT10H00M00S">
            <text:p>10:00</text:p>
          </table:table-cell>
          <table:table-cell table:number-columns-repeated="1020"/>
        </table:table-row>
        <table:table-row table:style-name="ro2">
          <table:table-cell office:value-type="date" office:date-value="2017-11-10">
            <text:p>Freitag, 2017-11-10</text:p>
          </table:table-cell>
          <table:table-cell table:style-name="ce7" office:value-type="time" office:time-value="PT04H30M00S">
            <text:p>04:30</text:p>
          </table:table-cell>
          <table:table-cell table:style-name="ce7" office:value-type="time" office:time-value="PT01H00M00S">
            <text:p>01:00</text:p>
          </table:table-cell>
          <table:table-cell table:style-name="ce7" office:value-type="time" office:time-value="PT06H00M00S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7-11-11">
            <text:p>Samstag, 2017-1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2">
            <text:p>Sonntag, 2017-1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3">
            <text:p>Montag, 2017-1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4">
            <text:p>Dienstag, 2017-11-14</text:p>
          </table:table-cell>
          <table:table-cell table:style-name="ce7" table:number-columns-repeated="2"/>
          <table:table-cell table:style-name="ce7" office:value-type="time" office:time-value="PT01H30M00S">
            <text:p>01:30</text:p>
          </table:table-cell>
          <table:table-cell table:number-columns-repeated="1020"/>
        </table:table-row>
        <table:table-row table:style-name="ro2">
          <table:table-cell office:value-type="date" office:date-value="2017-11-15">
            <text:p>Mittwoch, 2017-1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6">
            <text:p>Donnerstag, 2017-1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7">
            <text:p>Freitag, 2017-1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8">
            <text:p>Samstag, 2017-11-18</text:p>
          </table:table-cell>
          <table:table-cell table:style-name="ce7" table:number-columns-repeated="2"/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19">
            <text:p>Sonntag, 2017-11-19</text:p>
          </table:table-cell>
          <table:table-cell table:style-name="ce7" table:number-columns-repeated="2"/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20">
            <text:p>Montag, 2017-11-20</text:p>
          </table:table-cell>
          <table:table-cell table:style-name="ce7" table:number-columns-repeated="2"/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21">
            <text:p>Dienstag, 2017-1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2">
            <text:p>Mittwoch, 2017-1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3">
            <text:p>Donnerstag, 2017-1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4">
            <text:p>Freitag, 2017-1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5">
            <text:p>Samstag, 2017-11-25</text:p>
          </table:table-cell>
          <table:table-cell table:style-name="ce7" table:number-columns-repeated="2"/>
          <table:table-cell table:style-name="ce7" office:value-type="time" office:time-value="PT03H00M00S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26">
            <text:p>Sonntag, 2017-11-26</text:p>
          </table:table-cell>
          <table:table-cell table:style-name="ce7"/>
          <table:table-cell table:style-name="ce7" office:value-type="time" office:time-value="PT01H30M00S">
            <text:p>01: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27">
            <text:p>Montag, 2017-11-27</text:p>
          </table:table-cell>
          <table:table-cell table:style-name="ce7"/>
          <table:table-cell table:style-name="ce7" office:value-type="time" office:time-value="PT02H00M00S">
            <text:p>02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28">
            <text:p>Dienstag, 2017-11-28</text:p>
          </table:table-cell>
          <table:table-cell table:style-name="ce7"/>
          <table:table-cell table:style-name="ce7" office:value-type="time" office:time-value="PT03H30M00S">
            <text:p>03:30</text:p>
          </table:table-cell>
          <table:table-cell table:style-name="ce7" office:value-type="time" office:time-value="PT04H05M00S">
            <text:p>04:05</text:p>
          </table:table-cell>
          <table:table-cell table:number-columns-repeated="1020"/>
        </table:table-row>
        <table:table-row table:style-name="ro2">
          <table:table-cell office:value-type="date" office:date-value="2017-11-29">
            <text:p>Mittwoch, 2017-11-29</text:p>
          </table:table-cell>
          <table:table-cell table:style-name="ce7" office:value-type="time" office:time-value="PT02H00M00S">
            <text:p>02:00</text:p>
          </table:table-cell>
          <table:table-cell table:style-name="ce7" office:value-type="time" office:time-value="PT04H00M00S">
            <text:p>04:00</text:p>
          </table:table-cell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30">
            <text:p>Donnerstag, 2017-11-30</text:p>
          </table:table-cell>
          <table:table-cell table:style-name="ce7" office:value-type="time" office:time-value="PT01H30M00S">
            <text:p>01:30</text:p>
          </table:table-cell>
          <table:table-cell table:style-name="ce7" office:value-type="time" office:time-value="PT03H00M00S">
            <text:p>03:00</text:p>
          </table:table-cell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2-01">
            <text:p>Freitag, 2017-12-01</text:p>
          </table:table-cell>
          <table:table-cell table:style-name="ce7" office:value-type="time" office:time-value="PT02H30M00S">
            <text:p>02:30</text:p>
          </table:table-cell>
          <table:table-cell table:number-columns-repeated="2"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2-02">
            <text:p>Samstag, 2017-12-02</text:p>
          </table:table-cell>
          <table:table-cell table:style-name="ce7" office:value-type="time" office:time-value="PT03H00M00S">
            <text:p>03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2-03">
            <text:p>Sonntag, 2017-1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4">
            <text:p>Montag, 2017-12-04</text:p>
          </table:table-cell>
          <table:table-cell table:style-name="ce7"/>
          <table:table-cell table:style-name="ce7" office:value-type="time" office:time-value="PT03H00M00S">
            <text:p>03:00</text:p>
          </table:table-cell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2-05">
            <text:p>Dienstag, 2017-12-05</text:p>
          </table:table-cell>
          <table:table-cell table:style-name="ce7" office:value-type="time" office:time-value="PT01H00M00S">
            <text:p>01:00</text:p>
          </table:table-cell>
          <table:table-cell table:number-columns-repeated="2"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2-06">
            <text:p>Mittwoch, 2017-12-06</text:p>
          </table:table-cell>
          <table:table-cell table:style-name="ce7" office:value-type="time" office:time-value="PT01H20M00S">
            <text:p>01:20</text:p>
          </table:table-cell>
          <table:table-cell table:number-columns-repeated="2" table:style-name="ce7" office:value-type="time" office:time-value="PT04H00M00S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2-07">
            <text:p>Donnerstag, 2017-12-07</text:p>
          </table:table-cell>
          <table:table-cell table:style-name="ce7" office:value-type="time" office:time-value="PT07H10M00S">
            <text:p>07:10</text:p>
          </table:table-cell>
          <table:table-cell table:style-name="ce7" office:value-type="time" office:time-value="PT03H30M00S">
            <text:p>03:30</text:p>
          </table:table-cell>
          <table:table-cell table:style-name="ce7" office:value-type="time" office:time-value="PT03H00M00S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2-08">
            <text:p>Freitag, 2017-12-08</text:p>
          </table:table-cell>
          <table:table-cell table:style-name="ce7" office:value-type="time" office:time-value="PT03H00M00S">
            <text:p>03:00</text:p>
          </table:table-cell>
          <table:table-cell table:style-name="ce7" office:value-type="time" office:time-value="PT02H30M00S">
            <text:p>02:30</text:p>
          </table:table-cell>
          <table:table-cell table:style-name="ce7" office:value-type="time" office:time-value="PT04H00M00S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2-09">
            <text:p>Samstag, 2017-12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0">
            <text:p>Sonntag, 2017-12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1">
            <text:p>Montag, 2017-12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2">
            <text:p>Dienstag, 2017-12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3">
            <text:p>Mittwoch, 2017-12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4">
            <text:p>Donnerstag, 2017-12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5">
            <text:p>Freitag, 2017-12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6">
            <text:p>Samstag, 2017-12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7">
            <text:p>Sonntag, 2017-12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8">
            <text:p>Montag, 2017-12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9">
            <text:p>Dienstag, 2017-12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0">
            <text:p>Mittwoch, 2017-12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1">
            <text:p>Donnerstag, 2017-12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2">
            <text:p>Freitag, 2017-12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3">
            <text:p>Samstag, 2017-12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4">
            <text:p>Sonntag, 2017-12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5">
            <text:p>Montag, 2017-12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6">
            <text:p>Dienstag, 2017-12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7">
            <text:p>Mittwoch, 2017-12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8">
            <text:p>Donnerstag, 2017-12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9">
            <text:p>Freitag, 2017-12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0">
            <text:p>Samstag, 2017-12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1">
            <text:p>Sonntag, 2017-12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1">
            <text:p>Montag, 2018-0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2">
            <text:p>Dienstag, 2018-01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3">
            <text:p>Mittwoch, 2018-0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4">
            <text:p>Donnerstag, 2018-0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5">
            <text:p>Freitag, 2018-0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6">
            <text:p>Samstag, 2018-0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7">
            <text:p>Sonntag, 2018-0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8">
            <text:p>Montag, 2018-01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9">
            <text:p>Dienstag, 2018-01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0">
            <text:p>Mittwoch, 2018-01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1">
            <text:p>Donnerstag, 2018-0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2">
            <text:p>Freitag, 2018-0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3">
            <text:p>Samstag, 2018-0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4">
            <text:p>Sonntag, 2018-0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5">
            <text:p>Montag, 2018-0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6">
            <text:p>Dienstag, 2018-0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7">
            <text:p>Mittwoch, 2018-0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8">
            <text:p>Donnerstag, 2018-0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9">
            <text:p>Freitag, 2018-01-19</text:p>
          </table:table-cell>
          <table:table-cell table:style-name="ce7" office:value-type="time" office:time-value="PT01H00M00S">
            <text:p>01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8-01-20">
            <text:p>Samstag, 2018-01-20</text:p>
          </table:table-cell>
          <table:table-cell table:style-name="ce7" office:value-type="time" office:time-value="PT01H00M00S">
            <text:p>01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8-01-21">
            <text:p>Sonntag, 2018-01-21</text:p>
          </table:table-cell>
          <table:table-cell table:style-name="ce7" office:value-type="time" office:time-value="PT03H00M00S">
            <text:p>03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8-01-22">
            <text:p>Montag, 2018-01-22</text:p>
          </table:table-cell>
          <table:table-cell table:style-name="ce7" office:value-type="time" office:time-value="PT06H00M00S">
            <text:p>06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8-01-23">
            <text:p>Dienstag, 2018-01-23</text:p>
          </table:table-cell>
          <table:table-cell table:style-name="ce7" office:value-type="time" office:time-value="PT06H00M00S">
            <text:p>06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8-01-24">
            <text:p>Mittwoch, 2018-01-24</text:p>
          </table:table-cell>
          <table:table-cell table:style-name="ce7" office:value-type="time" office:time-value="PT07H00M00S">
            <text:p>07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8-01-25">
            <text:p>Donnerstag, 2018-0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6">
            <text:p>Freitag, 2018-0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7">
            <text:p>Samstag, 2018-0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8">
            <text:p>Sonntag, 2018-0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9">
            <text:p>Montag, 2018-0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0">
            <text:p>Dienstag, 2018-0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1">
            <text:p>Mittwoch, 2018-01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1">
            <text:p>Donnerstag, 2018-0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2">
            <text:p>Freitag, 2018-0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3">
            <text:p>Samstag, 2018-0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4">
            <text:p>Sonntag, 2018-0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5">
            <text:p>Montag, 2018-0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6">
            <text:p>Dienstag, 2018-0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7">
            <text:p>Mittwoch, 2018-0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8">
            <text:p>Donnerstag, 2018-0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9">
            <text:p>Freitag, 2018-02-09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/>
          <table:table-cell table:formula="of:=[.B2]" office:value-type="string" office:string-value="Aimn Ahmed">
            <text:p>Aimn Ahmed</text:p>
          </table:table-cell>
          <table:table-cell table:formula="of:=[.C2]" office:value-type="string" office:string-value="Andrew Almaguer">
            <text:p>Andrew Almaguer</text:p>
          </table:table-cell>
          <table:table-cell table:formula="of:=[.D2]" office:value-type="string" office:string-value="Stefan Zindl">
            <text:p>Stefan Zindl</text:p>
          </table:table-cell>
          <table:table-cell/>
          <table:table-cell table:style-name="ce11" office:value-type="string">
            <text:p>Gesamt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umme</text:p>
          </table:table-cell>
          <table:table-cell table:style-name="ce8" table:formula="of:=SUM([.B4:.B120])" office:value-type="time" office:time-value="PT59H00M00S">
            <text:p>59:00</text:p>
          </table:table-cell>
          <table:table-cell table:style-name="ce8" table:formula="of:=SUM([.C4:.C120])" office:value-type="time" office:time-value="PT41H30M00S">
            <text:p>41:30</text:p>
          </table:table-cell>
          <table:table-cell table:style-name="ce8" table:formula="of:=SUM([.D4:.D120])" office:value-type="time" office:time-value="PT67H20M00S">
            <text:p>67:20</text:p>
          </table:table-cell>
          <table:table-cell/>
          <table:table-cell table:style-name="ce12" table:formula="of:=SUM([.B122:.D122])" office:value-type="time" office:time-value="PT167H50M00S">
            <text:p>167:50</text:p>
          </table:table-cell>
          <table:table-cell table:number-columns-repeated="1018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date-style style:name="N106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07" number:truncate-on-overflow="false">
      <number:hours number:style="long"/>
      <number:text>:</number:text>
      <number:minutes number:style="long"/>
    </number:time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24.01.2018</text:date>, <text:time>21:17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Kai Mindermann</meta:initial-creator>
    <meta:creation-date>2015-10-06T10:15:48Z</meta:creation-date>
    <dc:date>2018-01-24T21:17:09.58</dc:date>
    <meta:editing-cycles>18</meta:editing-cycles>
    <meta:editing-duration>PT2M25S</meta:editing-duration>
    <meta:document-statistic meta:table-count="1" meta:cell-count="197" meta:object-count="0"/>
  </office:meta>
</office:document-meta>
</file>